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de on how to use my super complex SpriteMapGenerator</text:p>
      <text:p text:style-name="P1"/>
      <text:p text:style-name="P2">Step 1:<text:span text:style-name="T1"> Run the program. </text:span></text:p>
      <text:p text:style-name="P2">Step 2:<text:span text:style-name="T1"> Select “File” in the top left corner. </text:span></text:p>
      <text:p text:style-name="P2">Step 3:<text:span text:style-name="T1"> Select “Open” from the drop down menu.</text:span></text:p>
      <text:p text:style-name="P2">Step 4:<text:span text:style-name="T1"> Select the photos you wish to use.</text:span></text:p>
      <text:p text:style-name="P2">Step 5:<text:span text:style-name="T1"> A screen will appear for you to name the xml file that will print out the sprite coordinates. Be sure to put “.xml” at the end of whatever you choose to name it. </text:span></text:p>
      <text:p text:style-name="P2">Step 6:<text:span text:style-name="T1"> You now have the coordinates of the images you used in the folder that your images are in. And if you wish to view the actual image it is in your 'debug' folder in the programs file location under “tile.p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yce Jastillana</meta:initial-creator>
    <meta:creation-date>2014-05-13T16:11:20.59</meta:creation-date>
    <meta:document-statistic meta:table-count="0" meta:image-count="0" meta:object-count="0" meta:page-count="1" meta:paragraph-count="7" meta:word-count="118" meta:character-count="601"/>
    <dc:date>2014-05-13T16:20:32.90</dc:date>
    <dc:creator>Jayce Jastillana</dc:creator>
    <meta:editing-duration>PT9M15S</meta:editing-duration>
    <meta:editing-cycles>1</meta:editing-cycles>
    <meta:generator>OpenOffice/4.0.0$Win32 OpenOffice.org_project/400m3$Build-9702</meta:generator>
  </office:meta>
</office:document-meta>
</file>